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1.7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1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3.1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5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8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8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8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8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.8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937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1.4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1.4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6cm" fo:min-width="26.1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9cm" svg:height="7.122cm" svg:x="12.967cm" svg:y="18.123cm">
          <text:p text:style-name="P1"><text:span text:style-name="T1">Baby Orangutan</text:span></text:p>
          <text:p text:style-name="P1"><text:span text:style-name="T1">B-368</text:span></text:p>
        </draw:rect>
        <draw:rect draw:style-name="gr1" draw:text-style-name="P1" draw:layer="layout" svg:width="5.08cm" svg:height="3.392cm" svg:x="13.951cm" svg:y="10.423cm">
          <text:p text:style-name="P1"><text:span text:style-name="T1">Receiver</text:span></text:p>
        </draw:rect>
        <draw:frame draw:style-name="gr2" draw:text-style-name="P3" draw:id="id23" draw:layer="layout" svg:width="3.055cm" svg:height="0.806cm" svg:x="3.911cm" svg:y="29.69cm">
          <draw:text-box>
            <text:p><text:span text:style-name="T1">Battery +</text:span></text:p>
          </draw:text-box>
        </draw:frame>
        <draw:frame draw:style-name="gr3" draw:text-style-name="P3" draw:id="id6" draw:layer="layout" svg:width="2.894cm" svg:height="0.806cm" svg:x="7.857cm" svg:y="29.019cm">
          <draw:text-box>
            <text:p><text:span text:style-name="T1">Battery -</text:span></text:p>
          </draw:text-box>
        </draw:frame>
        <draw:frame draw:style-name="gr4" draw:text-style-name="P3" draw:id="id4" draw:layer="layout" svg:width="4.445cm" svg:height="1.936cm" svg:x="13.316cm" svg:y="27.834cm">
          <draw:text-box>
            <text:p><text:span text:style-name="T1">+5V </text:span></text:p>
            <text:p><text:span text:style-name="T1">(regulator or 2</text:span><text:span text:style-name="T2">nd</text:span></text:p>
            <text:p><text:span text:style-name="T1"><text:s/></text:span><text:span text:style-name="T1">battery pack)</text:span></text:p>
          </draw:text-box>
        </draw:frame>
        <draw:frame draw:style-name="gr5" draw:text-style-name="P3" draw:id="id3" draw:layer="layout" svg:width="1.404cm" svg:height="0.806cm" svg:x="14.586cm" svg:y="25.709cm">
          <draw:text-box>
            <text:p><text:span text:style-name="T1">Vin</text:span></text:p>
          </draw:text-box>
        </draw:frame>
        <draw:rect draw:style-name="gr1" draw:text-style-name="P2" draw:layer="layout" svg:width="3.818cm" svg:height="4.362cm" svg:x="5.053cm" svg:y="19.613cm">
          <text:p text:style-name="P1"><text:span text:style-name="T1">Accelerometer</text:span></text:p>
          <text:p text:style-name="P1"><text:span text:style-name="T1">(MMA2301Eg)</text:span></text:p>
        </draw:rect>
        <draw:frame draw:style-name="gr6" draw:text-style-name="P3" draw:id="id14" draw:layer="layout" svg:width="1.905cm" svg:height="0.806cm" svg:x="8.871cm" svg:y="21.264cm">
          <draw:text-box>
            <text:p><text:span text:style-name="T1">VDD</text:span></text:p>
          </draw:text-box>
        </draw:frame>
        <draw:frame draw:style-name="gr7" draw:text-style-name="P3" draw:id="id15" draw:layer="layout" svg:width="1.734cm" svg:height="0.806cm" svg:x="11.582cm" svg:y="21.899cm">
          <draw:text-box>
            <text:p><text:span text:style-name="T1">PD0</text:span></text:p>
          </draw:text-box>
        </draw:frame>
        <draw:frame draw:style-name="gr8" draw:text-style-name="P3" draw:id="id5" draw:layer="layout" svg:width="1.772cm" svg:height="0.806cm" svg:x="6.331cm" svg:y="23.975cm">
          <draw:text-box>
            <text:p><text:span text:style-name="T1">VSS</text:span></text:p>
          </draw:text-box>
        </draw:frame>
        <draw:frame draw:style-name="gr9" draw:text-style-name="P3" draw:id="id1" draw:layer="layout" svg:width="1.772cm" svg:height="0.806cm" svg:x="8.871cm" svg:y="22.534cm">
          <draw:text-box>
            <text:p><text:span text:style-name="T1">Vout</text:span></text:p>
          </draw:text-box>
        </draw:frame>
        <draw:frame draw:style-name="gr10" draw:text-style-name="P3" draw:id="id2" draw:layer="layout" svg:width="1.734cm" svg:height="0.806cm" svg:x="11.582cm" svg:y="23.169cm">
          <draw:text-box>
            <text:p><text:span text:style-name="T1">PC4</text:span></text:p>
          </draw:text-box>
        </draw:frame>
        <draw:frame draw:style-name="gr11" draw:text-style-name="P3" draw:id="id7" draw:layer="layout" svg:width="1.277cm" svg:height="0.806cm" svg:x="19.024cm" svg:y="12.374cm">
          <draw:text-box>
            <text:p><text:span text:style-name="T1">V+</text:span></text:p>
          </draw:text-box>
        </draw:frame>
        <draw:connector draw:style-name="gr12" draw:text-style-name="P1" draw:layer="layout" svg:x1="10.643cm" svg:y1="22.937cm" svg:x2="11.582cm" svg:y2="23.572cm" draw:start-shape="id1" draw:start-glue-point="1" draw:end-shape="id2" draw:end-glue-point="3" svg:d="m10643 22937h470v635h469">
          <text:p/>
        </draw:connector>
        <draw:connector draw:style-name="gr12" draw:text-style-name="P1" draw:layer="layout" svg:x1="15.288cm" svg:y1="26.515cm" svg:x2="15.538cm" svg:y2="27.834cm" draw:start-shape="id3" draw:start-glue-point="2" draw:end-shape="id4" svg:d="m15288 26515v660h250v659">
          <text:p/>
        </draw:connector>
        <draw:connector draw:style-name="gr12" draw:text-style-name="P1" draw:layer="layout" svg:x1="7.217cm" svg:y1="24.781cm" svg:x2="9.304cm" svg:y2="29.019cm" draw:start-shape="id5" draw:start-glue-point="2" draw:end-shape="id6" draw:end-glue-point="0" svg:d="m7217 24781v2119h2087v2119">
          <text:p/>
        </draw:connector>
        <draw:connector draw:style-name="gr12" draw:text-style-name="P1" draw:layer="layout" svg:x1="20.301cm" svg:y1="12.777cm" svg:x2="17.761cm" svg:y2="28.802cm" draw:start-shape="id7" draw:start-glue-point="1" draw:end-shape="id4" svg:d="m20301 12777h500v16025h-3040">
          <text:p/>
        </draw:connector>
        <draw:rect draw:style-name="gr1" draw:text-style-name="P2" draw:layer="layout" svg:width="3.341cm" svg:height="3.876cm" svg:x="6.165cm" svg:y="10.64cm">
          <text:p text:style-name="P1"><text:span text:style-name="T1">Darlington</text:span></text:p>
          <text:p text:style-name="P1"><text:span text:style-name="T1">Transistor</text:span></text:p>
        </draw:rect>
        <draw:frame draw:style-name="gr10" draw:text-style-name="P3" draw:id="id9" draw:layer="layout" svg:width="1.734cm" svg:height="0.806cm" svg:x="15.221cm" svg:y="16.99cm">
          <draw:text-box>
            <text:p><text:span text:style-name="T1">PB0</text:span></text:p>
          </draw:text-box>
        </draw:frame>
        <draw:frame draw:style-name="gr10" draw:text-style-name="P3" draw:id="id11" draw:layer="layout" svg:width="1.734cm" svg:height="0.806cm" svg:x="17.126cm" svg:y="18.724cm">
          <draw:text-box>
            <text:p><text:span text:style-name="T1">PB1</text:span></text:p>
          </draw:text-box>
        </draw:frame>
        <draw:frame draw:style-name="gr10" draw:text-style-name="P3" draw:id="id19" draw:layer="layout" svg:width="1.734cm" svg:height="0.806cm" svg:x="17.126cm" svg:y="20.629cm">
          <draw:text-box>
            <text:p><text:span text:style-name="T1">PB2</text:span></text:p>
          </draw:text-box>
        </draw:frame>
        <draw:frame draw:style-name="gr13" draw:text-style-name="P3" draw:id="id8" draw:layer="layout" svg:width="2.657cm" svg:height="0.806cm" svg:x="13.199cm" svg:y="14.279cm">
          <draw:text-box>
            <text:p><text:span text:style-name="T1">Throttle</text:span></text:p>
          </draw:text-box>
        </draw:frame>
        <draw:frame draw:style-name="gr14" draw:text-style-name="P3" draw:id="id18" draw:layer="layout" svg:width="2.606cm" svg:height="0.806cm" svg:x="16.491cm" svg:y="14.279cm">
          <draw:text-box>
            <text:p><text:span text:style-name="T1">Fwd/Bk</text:span></text:p>
          </draw:text-box>
        </draw:frame>
        <draw:frame draw:style-name="gr15" draw:text-style-name="P3" draw:id="id10" draw:layer="layout" svg:width="1.272cm" svg:height="0.806cm" svg:x="15.219cm" svg:y="14.279cm">
          <draw:text-box>
            <text:p><text:span text:style-name="T1">L/R</text:span></text:p>
          </draw:text-box>
        </draw:frame>
        <draw:connector draw:style-name="gr12" draw:text-style-name="P2" draw:layer="layout" svg:x1="14.527cm" svg:y1="15.085cm" svg:x2="16.088cm" svg:y2="16.99cm" draw:start-shape="id8" draw:start-glue-point="2" draw:end-shape="id9" draw:end-glue-point="0" svg:d="m14527 15085v953h1561v952">
          <text:p/>
        </draw:connector>
        <draw:connector draw:style-name="gr12" draw:text-style-name="P2" draw:layer="layout" draw:line-skew="-1.185cm" svg:x1="15.855cm" svg:y1="15.085cm" svg:x2="17.993cm" svg:y2="18.724cm" draw:start-shape="id10" draw:start-glue-point="2" draw:end-shape="id11" svg:d="m15855 15085v635h2138v3004">
          <text:p/>
        </draw:connector>
        <draw:rect draw:style-name="gr1" draw:text-style-name="P2" draw:layer="layout" svg:width="3.175cm" svg:height="3.175cm" svg:x="18.396cm" svg:y="6.195cm">
          <text:p text:style-name="P1"><text:span text:style-name="T1">LED</text:span></text:p>
        </draw:rect>
        <draw:rect draw:style-name="gr1" draw:text-style-name="P2" draw:layer="layout" svg:width="4.445cm" svg:height="3.175cm" svg:x="5.061cm" svg:y="6.195cm">
          <text:p text:style-name="P1"><text:span text:style-name="T1">Motor</text:span></text:p>
        </draw:rect>
        <draw:rect draw:style-name="gr1" draw:text-style-name="P4" draw:id="id20" draw:layer="layout" svg:width="3.175cm" svg:height="1.27cm" svg:x="6.966cm" svg:y="16.99cm">
          <text:p text:style-name="P1"><text:span text:style-name="T3">100ohm Resistor</text:span></text:p>
        </draw:rect>
        <draw:frame draw:style-name="gr16" draw:text-style-name="P3" draw:id="id12" draw:layer="layout" svg:width="1.598cm" svg:height="0.806cm" svg:x="19.031cm" svg:y="10.64cm">
          <draw:text-box>
            <text:p><text:span text:style-name="T1">GND</text:span></text:p>
          </draw:text-box>
        </draw:frame>
        <draw:connector draw:style-name="gr12" draw:text-style-name="P2" draw:layer="layout" draw:line-skew="0.635cm 0.442cm" svg:x1="9.304cm" svg:y1="29.825cm" svg:x2="20.629cm" svg:y2="11.043cm" draw:start-shape="id6" draw:start-glue-point="2" draw:end-shape="id12" draw:end-glue-point="1" svg:d="m9304 29825v1135h12267v-19917h-942">
          <text:p/>
        </draw:connector>
        <draw:frame draw:style-name="gr16" draw:text-style-name="P3" draw:id="id13" draw:layer="layout" svg:width="1.598cm" svg:height="0.806cm" svg:x="11.411cm" svg:y="24.439cm">
          <draw:text-box>
            <text:p><text:span text:style-name="T1">GND</text:span></text:p>
          </draw:text-box>
        </draw:frame>
        <draw:connector draw:style-name="gr12" draw:text-style-name="P2" draw:layer="layout" svg:x1="9.304cm" svg:y1="29.019cm" svg:x2="12.21cm" svg:y2="25.245cm" draw:start-shape="id6" draw:end-shape="id13" draw:end-glue-point="2" svg:d="m9304 29019v-1887h2906v-1887">
          <text:p/>
        </draw:connector>
        <draw:connector draw:style-name="gr12" draw:text-style-name="P2" draw:layer="layout" svg:x1="10.776cm" svg:y1="21.667cm" svg:x2="11.582cm" svg:y2="22.302cm" draw:start-shape="id14" draw:start-glue-point="1" draw:end-shape="id15" draw:end-glue-point="3" svg:d="m10776 21667h403v635h403">
          <text:p/>
        </draw:connector>
        <draw:rect draw:style-name="gr1" draw:text-style-name="P4" draw:id="id17" draw:layer="layout" svg:width="3.175cm" svg:height="1.27cm" svg:x="12.681cm" svg:y="6.195cm">
          <text:p text:style-name="P1"><text:span text:style-name="T3">LED Resistor</text:span></text:p>
        </draw:rect>
        <draw:frame draw:style-name="gr17" draw:text-style-name="P3" draw:id="id16" draw:layer="layout" svg:width="0.79cm" svg:height="0.806cm" svg:x="17.606cm" svg:y="6.659cm">
          <draw:text-box>
            <text:p><text:span text:style-name="T1">+</text:span></text:p>
          </draw:text-box>
        </draw:frame>
        <draw:frame draw:style-name="gr18" draw:text-style-name="P3" draw:id="id30" draw:layer="layout" svg:width="0.667cm" svg:height="0.806cm" svg:x="17.729cm" svg:y="8.1cm">
          <draw:text-box>
            <text:p><text:span text:style-name="T1">-</text:span></text:p>
          </draw:text-box>
        </draw:frame>
        <draw:connector draw:style-name="gr12" draw:text-style-name="P2" draw:layer="layout" svg:x1="17.606cm" svg:y1="7.062cm" svg:x2="15.856cm" svg:y2="6.83cm" draw:start-shape="id16" draw:start-glue-point="3" draw:end-shape="id17" draw:end-glue-point="1" svg:d="m17606 7062h-875v-232h-875">
          <text:p/>
        </draw:connector>
        <draw:connector draw:style-name="gr12" draw:text-style-name="P2" draw:layer="layout" svg:x1="19.097cm" svg:y1="14.682cm" svg:x2="18.86cm" svg:y2="21.032cm" draw:start-shape="id18" draw:start-glue-point="1" draw:end-shape="id19" svg:d="m19097 14682h500v6350h-737">
          <text:p/>
        </draw:connector>
        <draw:frame draw:style-name="gr19" draw:text-style-name="P3" draw:id="id25" draw:layer="layout" svg:width="1.632cm" svg:height="0.806cm" svg:x="6.604cm" svg:y="14.914cm">
          <draw:text-box>
            <text:p><text:span text:style-name="T1">Base</text:span></text:p>
          </draw:text-box>
        </draw:frame>
        <draw:frame draw:style-name="gr20" draw:text-style-name="P3" draw:id="id21" draw:layer="layout" svg:width="1.463cm" svg:height="0.806cm" svg:x="11.411cm" svg:y="20.629cm">
          <draw:text-box>
            <text:p><text:span text:style-name="T1">PD2</text:span></text:p>
          </draw:text-box>
        </draw:frame>
        <draw:connector draw:style-name="gr12" draw:text-style-name="P2" draw:layer="layout" svg:x1="10.141cm" svg:y1="17.625cm" svg:x2="11.411cm" svg:y2="21.032cm" draw:start-shape="id20" draw:start-glue-point="1" draw:end-shape="id21" draw:end-glue-point="3" svg:d="m10141 17625h635v3407h635">
          <text:p/>
        </draw:connector>
        <draw:frame draw:style-name="gr21" draw:text-style-name="P3" draw:id="id24" draw:layer="layout" svg:width="2.073cm" svg:height="0.806cm" svg:x="3.791cm" svg:y="13.18cm">
          <draw:text-box>
            <text:p><text:span text:style-name="T1">Emitter</text:span></text:p>
          </draw:text-box>
        </draw:frame>
        <draw:frame draw:style-name="gr22" draw:text-style-name="P3" draw:id="id27" draw:layer="layout" svg:width="2.458cm" svg:height="0.806cm" svg:x="9.588cm" svg:y="11.91cm">
          <draw:text-box>
            <text:p><text:span text:style-name="T1">Collector</text:span></text:p>
          </draw:text-box>
        </draw:frame>
        <draw:frame draw:style-name="gr17" draw:text-style-name="P3" draw:id="id22" draw:layer="layout" svg:width="0.79cm" svg:height="0.806cm" svg:x="4.271cm" svg:y="7.465cm">
          <draw:text-box>
            <text:p><text:span text:style-name="T1">+</text:span></text:p>
          </draw:text-box>
        </draw:frame>
        <draw:frame draw:style-name="gr23" draw:text-style-name="P3" draw:id="id26" draw:layer="layout" svg:width="0.667cm" svg:height="0.806cm" svg:x="9.506cm" svg:y="7.294cm">
          <draw:text-box>
            <text:p><text:span text:style-name="T1">-</text:span></text:p>
          </draw:text-box>
        </draw:frame>
        <draw:connector draw:style-name="gr12" draw:text-style-name="P2" draw:layer="layout" draw:line-skew="-0.635cm" svg:x1="4.271cm" svg:y1="7.868cm" svg:x2="3.911cm" svg:y2="30.093cm" draw:start-shape="id22" draw:start-glue-point="3" draw:end-shape="id23" svg:d="m4271 7868h-1495v22225h1135">
          <text:p/>
        </draw:connector>
        <draw:connector draw:style-name="gr12" draw:text-style-name="P2" draw:layer="layout" draw:line-skew="0cm 6.917cm" svg:x1="3.791cm" svg:y1="13.583cm" svg:x2="9.304cm" svg:y2="29.019cm" draw:start-shape="id24" draw:start-glue-point="3" draw:end-shape="id6" draw:end-glue-point="0" svg:d="m3791 13583h-500v14837h6013v599">
          <text:p/>
        </draw:connector>
        <draw:connector draw:style-name="gr12" draw:text-style-name="P2" draw:layer="layout" svg:x1="7.42cm" svg:y1="15.72cm" svg:x2="6.966cm" svg:y2="17.625cm" draw:start-shape="id25" draw:start-glue-point="2" draw:end-shape="id20" draw:end-glue-point="3" svg:d="m7420 15720v635h-954v1270h500">
          <text:p/>
        </draw:connector>
        <draw:connector draw:style-name="gr12" draw:text-style-name="P2" draw:layer="layout" svg:x1="10.173cm" svg:y1="7.697cm" svg:x2="10.817cm" svg:y2="11.91cm" draw:start-shape="id26" draw:start-glue-point="1" draw:end-shape="id27" svg:d="m10173 7697h644v4213">
          <text:p/>
        </draw:connector>
        <draw:frame draw:style-name="gr24" draw:text-style-name="P3" draw:layer="layout" svg:width="13.354cm" svg:height="7.486cm" svg:x="23.476cm" svg:y="7.465cm">
          <draw:text-box>
            <text:p><text:span text:style-name="T1">If using an early non-”B” Baby Orangutan make the following changes: L/R → PB3 and Fwd/Bk → PB4 (you'll also need to update the code)</text:span></text:p>
            <text:p><text:span text:style-name="T1"/></text:p>
            <text:p><text:span text:style-name="T1">A second motor / darlingon may be added to this circuit. <text:s/>All wiring is identical except the 2</text:span><text:span text:style-name="T2">nd</text:span><text:span text:style-name="T1"> darlington's “Base” should connect to PD4 (via an additional 100ohm resistor).</text:span></text:p>
            <text:p><text:span text:style-name="T1"/></text:p>
            <text:p><text:span text:style-name="T1">+5V Power source can be somewhat higher voltage (see component specs) – but shouldn't be below 5v.</text:span></text:p>
            <text:p><text:span text:style-name="T1"/></text:p>
            <text:p><text:span text:style-name="T1">See source code for more details.</text:span></text:p>
          </draw:text-box>
        </draw:frame>
        <draw:frame draw:style-name="gr25" draw:text-style-name="P5" draw:layer="layout" svg:width="11.665cm" svg:height="1.115cm" svg:x="23.601cm" svg:y="5.715cm">
          <draw:text-box>
            <text:p><text:span text:style-name="T4">“</text:span><text:span text:style-name="T4">Open Melt” Example Schematic</text:span></text:p>
          </draw:text-box>
        </draw:frame>
        <draw:frame draw:style-name="gr25" draw:text-style-name="P3" draw:id="id28" draw:layer="layout" svg:width="1.463cm" svg:height="0.806cm" svg:x="11.411cm" svg:y="18.895cm">
          <draw:text-box>
            <text:p><text:span text:style-name="T1">M1a</text:span></text:p>
          </draw:text-box>
        </draw:frame>
        <draw:frame draw:style-name="gr25" draw:text-style-name="P3" draw:id="id29" draw:layer="layout" svg:width="1.463cm" svg:height="0.806cm" svg:x="13.316cm" svg:y="16.99cm">
          <draw:text-box>
            <text:p><text:span text:style-name="T1">M1b</text:span></text:p>
          </draw:text-box>
        </draw:frame>
        <draw:connector draw:style-name="gr12" draw:text-style-name="P2" draw:layer="layout" svg:x1="12.142cm" svg:y1="18.895cm" svg:x2="12.681cm" svg:y2="6.83cm" draw:start-shape="id28" draw:start-glue-point="0" draw:end-shape="id17" draw:end-glue-point="3" svg:d="m12142 18895v-12065h539">
          <text:p/>
        </draw:connector>
        <draw:connector draw:style-name="gr12" draw:text-style-name="P2" draw:layer="layout" svg:x1="13.316cm" svg:y1="17.393cm" svg:x2="17.729cm" svg:y2="8.503cm" draw:start-shape="id29" draw:start-glue-point="3" draw:end-shape="id30" draw:end-glue-point="3" svg:d="m13316 17393h-500v-8890h49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4T20:17:47.11</meta:creation-date>
    <dc:date>2009-12-08T06:52:57.04</dc:date>
    <meta:editing-duration>PT30H08M49S</meta:editing-duration>
    <meta:editing-cycles>5</meta:editing-cycles>
    <meta:generator>OpenOffice.org/3.0$Win32 OpenOffice.org_project/300m9$Build-9358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